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3" svg:font-family="'Junicode Two Beta'" style:font-pitch="variable"/>
    <style:font-face style:name="Junicode Two Beta" svg:font-family="'Junicode Two Beta'" style:font-adornments="Bold" style:font-pitch="variable"/>
    <style:font-face style:name="Junicode Two Beta2" svg:font-family="'Junicode Two Beta'" style:font-adornments="Italic" style:font-pitch="variable"/>
    <style:font-face style:name="Junicode Two Beta4" svg:font-family="'Junicode Two Beta'" style:font-adornments="Regular" style:font-pitch="variable"/>
    <style:font-face style:name="Junicode Two Beta1"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1" svg:font-family="'Junicode Two Beta:ss10'" style:font-pitch="variable"/>
    <style:font-face style:name="Junicode Two Beta:ss10"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AbList1">
      <style:text-properties officeooo:paragraph-rsid="00ae2198"/>
    </style:style>
    <style:style style:name="P2" style:family="paragraph" style:parent-style-name="Indented_20_para">
      <style:text-properties officeooo:paragraph-rsid="00ab898c"/>
    </style:style>
    <style:style style:name="P3" style:family="paragraph" style:parent-style-name="Indented_20_para">
      <style:text-properties officeooo:rsid="00ab898c" officeooo:paragraph-rsid="00ad8559"/>
    </style:style>
    <style:style style:name="P4" style:family="paragraph" style:parent-style-name="Indented_20_para">
      <style:text-properties officeooo:paragraph-rsid="00ae2198"/>
    </style:style>
    <style:style style:name="P5"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6" style:family="paragraph" style:parent-style-name="Preformatted_20_Text">
      <style:paragraph-properties fo:margin-left="0.4925in" fo:margin-right="0in" fo:text-indent="0in" style:auto-text-indent="false"/>
      <style:text-properties fo:language="zxx" fo:country="none" officeooo:rsid="00b805c2" officeooo:paragraph-rsid="00b805c2" style:language-asian="zxx" style:country-asian="none" style:language-complex="zxx" style:country-complex="none"/>
    </style:style>
    <style:style style:name="P7" style:family="paragraph" style:parent-style-name="Preformatted_20_Text">
      <style:paragraph-properties fo:margin-left="0.4925in" fo:margin-right="0in" fo:text-indent="0in" style:auto-text-indent="false"/>
      <style:text-properties officeooo:rsid="00b805c2" officeooo:paragraph-rsid="00b805c2"/>
    </style:style>
    <style:style style:name="P8" style:family="paragraph" style:parent-style-name="Text_20_body">
      <style:text-properties officeooo:rsid="00ad8559" officeooo:paragraph-rsid="00ad8559"/>
    </style:style>
    <style:style style:name="P9" style:family="paragraph" style:parent-style-name="Text_20_body">
      <style:text-properties officeooo:rsid="00adcc31" officeooo:paragraph-rsid="00adcc31"/>
    </style:style>
    <style:style style:name="P10" style:family="paragraph" style:parent-style-name="Text_20_body">
      <style:text-properties officeooo:rsid="00afd9fc" officeooo:paragraph-rsid="00afd9fc"/>
    </style:style>
    <style:style style:name="P11" style:family="paragraph" style:parent-style-name="Text_20_body">
      <style:text-properties style:font-name="Junicode Two Beta:ss101" officeooo:rsid="00afd9fc" officeooo:paragraph-rsid="00afd9fc"/>
    </style:style>
    <style:style style:name="P12" style:family="paragraph" style:parent-style-name="Text_20_body">
      <style:paragraph-properties fo:margin-top="0.1in" fo:margin-bottom="0.1in" style:contextual-spacing="false"/>
      <style:text-properties officeooo:rsid="00b09c94" officeooo:paragraph-rsid="00b09c94"/>
    </style:style>
    <style:style style:name="P13" style:family="paragraph" style:parent-style-name="Text_20_body">
      <style:paragraph-properties fo:margin-top="0.1in" fo:margin-bottom="0.1in" style:contextual-spacing="false"/>
      <style:text-properties style:font-name="Junicode Two Beta:ss101" officeooo:rsid="00b0e225" officeooo:paragraph-rsid="00b0e225"/>
    </style:style>
    <style:style style:name="P14" style:family="paragraph" style:parent-style-name="Text_20_body">
      <style:paragraph-properties fo:margin-top="0.1in" fo:margin-bottom="0.1in" style:contextual-spacing="false"/>
      <style:text-properties style:font-name="Junicode Two Beta:ss101" officeooo:rsid="00b7d4d2" officeooo:paragraph-rsid="00b7d4d2"/>
    </style:style>
    <style:style style:name="P15" style:family="paragraph" style:parent-style-name="Text_20_body">
      <style:paragraph-properties fo:margin-top="0.1in" fo:margin-bottom="0.1in" style:contextual-spacing="false"/>
      <style:text-properties style:font-name="Junicode Two Beta:ss101" officeooo:rsid="00b805c2" officeooo:paragraph-rsid="00b805c2"/>
    </style:style>
    <style:style style:name="P16" style:family="paragraph" style:parent-style-name="AbList1">
      <style:text-properties officeooo:rsid="00c47760" officeooo:paragraph-rsid="00c47760"/>
    </style:style>
    <style:style style:name="P17" style:family="paragraph" style:parent-style-name="Heading_20_1">
      <style:paragraph-properties>
        <style:tab-stops>
          <style:tab-stop style:position="0.1126in"/>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officeooo:rsid="00a8622f"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7f29b9"/>
    </style:style>
    <style:style style:name="T5" style:family="text">
      <style:text-properties officeooo:rsid="00812340"/>
    </style:style>
    <style:style style:name="T6" style:family="text">
      <style:text-properties officeooo:rsid="0081f13d"/>
    </style:style>
    <style:style style:name="T7" style:family="text">
      <style:text-properties officeooo:rsid="0093936e"/>
    </style:style>
    <style:style style:name="T8" style:family="text">
      <style:text-properties officeooo:rsid="0094a340"/>
    </style:style>
    <style:style style:name="T9" style:family="text">
      <style:text-properties officeooo:rsid="0095d856"/>
    </style:style>
    <style:style style:name="T10" style:family="text">
      <style:text-properties style:font-name="Junicode"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1" style:family="text">
      <style:text-properties fo:font-weight="bold" style:font-weight-asian="bold" style:font-weight-complex="bold"/>
    </style:style>
    <style:style style:name="T12" style:family="text">
      <style:text-properties fo:font-weight="bold" officeooo:rsid="0095d856" style:font-weight-asian="bold" style:font-weight-complex="bold"/>
    </style:style>
    <style:style style:name="T13" style:family="text">
      <style:text-properties fo:font-weight="bold" officeooo:rsid="0097981f" style:font-weight-asian="bold" style:font-weight-complex="bold"/>
    </style:style>
    <style:style style:name="T14" style:family="text">
      <style:text-properties fo:font-weight="bold" officeooo:rsid="00a5a3f7" style:font-weight-asian="bold" style:font-weight-complex="bold"/>
    </style:style>
    <style:style style:name="T15" style:family="text">
      <style:text-properties fo:font-weight="bold" officeooo:rsid="00a63da2" style:font-weight-asian="bold" style:font-weight-complex="bold"/>
    </style:style>
    <style:style style:name="T16" style:family="text">
      <style:text-properties fo:font-weight="bold" officeooo:rsid="00a6ef18" style:font-weight-asian="bold" style:font-weight-complex="bold"/>
    </style:style>
    <style:style style:name="T17" style:family="text">
      <style:text-properties fo:font-weight="bold" officeooo:rsid="00adcc31" style:font-weight-asian="bold" style:font-weight-complex="bold"/>
    </style:style>
    <style:style style:name="T18" style:family="text">
      <style:text-properties fo:font-weight="bold" officeooo:rsid="00ade664" style:font-weight-asian="bold" style:font-weight-complex="bold"/>
    </style:style>
    <style:style style:name="T19" style:family="text">
      <style:text-properties fo:font-weight="bold" officeooo:rsid="00b736ee" style:font-weight-asian="bold" style:font-weight-complex="bold"/>
    </style:style>
    <style:style style:name="T20" style:family="text">
      <style:text-properties fo:font-weight="bold" officeooo:rsid="00b7d4d2" style:font-weight-asian="bold" style:font-weight-complex="bold"/>
    </style:style>
    <style:style style:name="T21" style:family="text">
      <style:text-properties style:font-name="Junicode:sups"/>
    </style:style>
    <style:style style:name="T22" style:family="text">
      <style:text-properties officeooo:rsid="009b3bb4"/>
    </style:style>
    <style:style style:name="T23" style:family="text">
      <style:text-properties style:font-name="Junicode Two Beta3"/>
    </style:style>
    <style:style style:name="T24" style:family="text">
      <style:text-properties style:font-name="Junicode Two Beta3" fo:font-size="12pt" style:font-size-asian="12pt" style:font-size-complex="12pt"/>
    </style:style>
    <style:style style:name="T25" style:family="text">
      <style:text-properties officeooo:rsid="009ff182"/>
    </style:style>
    <style:style style:name="T26" style:family="text">
      <style:text-properties style:font-name="Junicode Two Beta:ss10&amp;smcp"/>
    </style:style>
    <style:style style:name="T27" style:family="text">
      <style:text-properties style:font-name="Junicode Two Beta:ss10"/>
    </style:style>
    <style:style style:name="T28" style:family="text">
      <style:text-properties style:font-name="Junicode Two Beta:ss10" officeooo:rsid="00a63da2"/>
    </style:style>
    <style:style style:name="T29" style:family="text">
      <style:text-properties style:font-name="Junicode Two Beta:ss10" officeooo:rsid="00a9b606"/>
    </style:style>
    <style:style style:name="T30" style:family="text">
      <style:text-properties style:font-name="Junicode Two Beta:ss10" officeooo:rsid="00aa7b93"/>
    </style:style>
    <style:style style:name="T31" style:family="text">
      <style:text-properties style:font-name="Junicode Two Beta:ss10" officeooo:rsid="00ab898c"/>
    </style:style>
    <style:style style:name="T32" style:family="text">
      <style:text-properties style:font-name="Junicode Two Beta:ss10" officeooo:rsid="00ae2198"/>
    </style:style>
    <style:style style:name="T33" style:family="text">
      <style:text-properties style:font-name="Junicode Two Beta:ss10" officeooo:rsid="00b1caf8"/>
    </style:style>
    <style:style style:name="T34" style:family="text">
      <style:text-properties style:font-name="Junicode Two Beta:ss10" officeooo:rsid="00b3ae6b"/>
    </style:style>
    <style:style style:name="T35" style:family="text">
      <style:text-properties style:font-name="Junicode Two Beta:ss10" officeooo:rsid="00b72377"/>
    </style:style>
    <style:style style:name="T36" style:family="text">
      <style:text-properties style:font-name="Junicode Two Beta:ss10" officeooo:rsid="00b736ee"/>
    </style:style>
    <style:style style:name="T37" style:family="text">
      <style:text-properties style:font-name="Junicode Two Beta:ss10" officeooo:rsid="00b872f4"/>
    </style:style>
    <style:style style:name="T38" style:family="text">
      <style:text-properties style:font-name="Junicode Two Beta:ss10" officeooo:rsid="00ba6ab8"/>
    </style:style>
    <style:style style:name="T39" style:family="text">
      <style:text-properties style:font-name="Junicode Two Beta:ss10" officeooo:rsid="00bdbb57"/>
    </style:style>
    <style:style style:name="T40" style:family="text">
      <style:text-properties style:font-name="Junicode Two Beta:ss10&amp;cv81=2"/>
    </style:style>
    <style:style style:name="T41" style:family="text">
      <style:text-properties style:font-name="Junicode Two Beta:ss10&amp;cv81=2" fo:font-weight="bold" officeooo:rsid="00adcc31" style:font-weight-asian="bold" style:font-weight-complex="bold"/>
    </style:style>
    <style:style style:name="T42" style:family="text">
      <style:text-properties style:font-name="Junicode Two Beta:ss10&amp;cv81=2&amp;smcp"/>
    </style:style>
    <style:style style:name="T43" style:family="text">
      <style:text-properties officeooo:rsid="00a2dd08"/>
    </style:style>
    <style:style style:name="T44" style:family="text">
      <style:text-properties officeooo:rsid="00a056d1"/>
    </style:style>
    <style:style style:name="T45" style:family="text">
      <style:text-properties officeooo:rsid="00a53093"/>
    </style:style>
    <style:style style:name="T46" style:family="text">
      <style:text-properties officeooo:rsid="00a5a3f7"/>
    </style:style>
    <style:style style:name="T47" style:family="text">
      <style:text-properties style:font-name="Junicode Two Beta:ss10&amp;cv84=39"/>
    </style:style>
    <style:style style:name="T48" style:family="text">
      <style:text-properties style:font-name="Junicode Two Beta:ss10&amp;cv84=39" fo:font-weight="bold" officeooo:rsid="00adcc31" style:font-weight-asian="bold" style:font-weight-complex="bold"/>
    </style:style>
    <style:style style:name="T49" style:family="text">
      <style:text-properties style:font-name="Junicode Two Beta:ss10&amp;cv84=39&amp;sups"/>
    </style:style>
    <style:style style:name="T50" style:family="text">
      <style:text-properties officeooo:rsid="00a63da2"/>
    </style:style>
    <style:style style:name="T51" style:family="text">
      <style:text-properties style:font-name="Junicode Two Beta:ss10&amp;cv80"/>
    </style:style>
    <style:style style:name="T52" style:family="text">
      <style:text-properties officeooo:rsid="00a6ef18"/>
    </style:style>
    <style:style style:name="T53" style:family="text">
      <style:text-properties style:font-name="Junicode Two Beta:ss10&amp;cv69=1" officeooo:rsid="00a6ef18"/>
    </style:style>
    <style:style style:name="T54" style:family="text">
      <style:text-properties style:font-name="Junicode Two Beta:ss10&amp;cv69=2" officeooo:rsid="00a6ef18"/>
    </style:style>
    <style:style style:name="T55" style:family="text">
      <style:text-properties fo:font-weight="normal"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a8622f" style:font-style-asian="normal" style:font-weight-asian="bold" style:font-style-complex="normal" style:font-weight-complex="bold"/>
    </style:style>
    <style:style style:name="T59" style:family="text">
      <style:text-properties officeooo:rsid="00a9b606"/>
    </style:style>
    <style:style style:name="T60" style:family="text">
      <style:text-properties officeooo:rsid="00aa7b93"/>
    </style:style>
    <style:style style:name="T61" style:family="text">
      <style:text-properties style:font-name="Junicode Two Beta:ss10&amp;ss07"/>
    </style:style>
    <style:style style:name="T62" style:family="text">
      <style:text-properties officeooo:rsid="00ab4729"/>
    </style:style>
    <style:style style:name="T63" style:family="text">
      <style:text-properties style:font-name="Junicode Two Beta:smcp&amp;-liga1" officeooo:rsid="00a53093"/>
    </style:style>
    <style:style style:name="T64" style:family="text">
      <style:text-properties style:font-name="Junicode Two Beta:smcp&amp;-liga1" officeooo:rsid="00ab4729"/>
    </style:style>
    <style:style style:name="T65" style:family="text">
      <style:text-properties officeooo:rsid="00ab898c"/>
    </style:style>
    <style:style style:name="T66" style:family="text">
      <style:text-properties officeooo:rsid="00ad8559"/>
    </style:style>
    <style:style style:name="T67" style:family="text">
      <style:text-properties style:font-name="Junicode Two Beta:hlig"/>
    </style:style>
    <style:style style:name="T68" style:family="text">
      <style:text-properties officeooo:rsid="00adcc31"/>
    </style:style>
    <style:style style:name="T69" style:family="text">
      <style:text-properties officeooo:rsid="00ade664"/>
    </style:style>
    <style:style style:name="T70" style:family="text">
      <style:text-properties officeooo:rsid="00ae2198"/>
    </style:style>
    <style:style style:name="T71" style:family="text">
      <style:text-properties officeooo:rsid="00afd9fc"/>
    </style:style>
    <style:style style:name="T72" style:family="text">
      <style:text-properties style:font-name="Junicode Two Beta1" fo:font-size="14.6999998092651pt" fo:font-style="italic" fo:font-weight="600" officeooo:rsid="00afd9fc" style:font-name-asian="PingFang SC" style:font-size-asian="16.1000003814697pt" style:font-weight-asian="bold" style:font-name-complex="Arial Unicode MS" style:font-size-complex="16.1000003814697pt" style:font-weight-complex="bold"/>
    </style:style>
    <style:style style:name="T73" style:family="text">
      <style:text-properties style:font-name="Junicode Two Beta:ss101"/>
    </style:style>
    <style:style style:name="T74" style:family="text">
      <style:text-properties style:font-name="Junicode Two Beta:ss101" officeooo:rsid="00afd9fc"/>
    </style:style>
    <style:style style:name="T75" style:family="text">
      <style:text-properties style:font-name="Junicode Two Beta:ss101" officeooo:rsid="00b09c94"/>
    </style:style>
    <style:style style:name="T76" style:family="text">
      <style:text-properties style:font-name="Junicode Two Beta:ss101" fo:font-weight="bold" style:font-weight-asian="bold" style:font-weight-complex="bold"/>
    </style:style>
    <style:style style:name="T77" style:family="text">
      <style:text-properties style:font-name="Junicode Two Beta:ss101" officeooo:rsid="00b7d4d2"/>
    </style:style>
    <style:style style:name="T78" style:family="text">
      <style:text-properties officeooo:rsid="00b09c94"/>
    </style:style>
    <style:style style:name="T79" style:family="text">
      <style:text-properties officeooo:rsid="00b0e225"/>
    </style:style>
    <style:style style:name="T80" style:family="text">
      <style:text-properties officeooo:rsid="00b1caf8"/>
    </style:style>
    <style:style style:name="T81" style:family="text">
      <style:text-properties officeooo:rsid="00b3ae6b"/>
    </style:style>
    <style:style style:name="T82" style:family="text">
      <style:text-properties officeooo:rsid="00b736ee"/>
    </style:style>
    <style:style style:name="T83" style:family="text">
      <style:text-properties style:font-name="Junicode Two Beta:ss10&amp;cv83" fo:font-weight="bold" officeooo:rsid="00b736ee" style:font-weight-asian="bold" style:font-weight-complex="bold"/>
    </style:style>
    <style:style style:name="T84" style:family="text">
      <style:text-properties officeooo:rsid="00b7d4d2"/>
    </style:style>
    <style:style style:name="T85" style:family="text">
      <style:text-properties style:font-name="Junicode Two Beta:ss10&amp;cv83=2" fo:font-weight="bold" officeooo:rsid="00b7d4d2" style:font-weight-asian="bold" style:font-weight-complex="bold"/>
    </style:style>
    <style:style style:name="T86" style:family="text">
      <style:text-properties style:font-name="Junicode Two Beta:ss10&amp;cv83=2&amp;hlig" fo:font-weight="bold" officeooo:rsid="00b7d4d2" style:font-weight-asian="bold" style:font-weight-complex="bold"/>
    </style:style>
    <style:style style:name="T87" style:family="text">
      <style:text-properties officeooo:rsid="00b805c2"/>
    </style:style>
    <style:style style:name="T88" style:family="text">
      <style:text-properties officeooo:rsid="00ba6a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Using <text:span text:style-name="T10">Junicode 2</text:span> to reproduce the abbreviations in Martin,<text:line-break/><text:span text:style-name="T1">The Record Interpreter</text:span><text:span text:style-name="T57">, </text:span><text:span text:style-name="T58">and</text:span><text:span text:style-name="T57"> </text:span><text:span text:style-name="T2">Statutes of the Realm</text:span><text:span text:style-name="T58">.</text:span></text:h>
      <text:h text:style-name="Heading_20_2" text:outline-level="2">1. Common combining marks</text:h>
      <text:p text:style-name="P8">A <text:span text:style-name="T11">combining mark</text:span> is a character that combines with another character (called <text:span text:style-name="T68">the</text:span> <text:span text:style-name="T11">base</text:span>) <text:span text:style-name="T68">to form a character with accent (e.g. </text:span><text:span text:style-name="T17">é</text:span><text:span text:style-name="T68">) or an abbreviation (e.g. </text:span><text:span text:style-name="T41">p͛</text:span><text:span text:style-name="T68"> for </text:span><text:span text:style-name="foreign"><text:span text:style-name="T68">prae</text:span></text:span><text:span text:style-name="T68">). Unicode and </text:span><text:span text:style-name="T38">the Medieval Unicode Font Initiative (MUFI)</text:span><text:span text:style-name="T68"> offer code points for many precomposed combination</text:span><text:span text:style-name="T80">s</text:span><text:span text:style-name="T68"> of base </text:span><text:span text:style-name="T33">+</text:span><text:span text:style-name="T68"> combining mark, but it is also possible to place any mark over any base character by entering first the base and then the combining mark. It is also possible to place a combining mark over another combining mark. For example, to </text:span><text:span text:style-name="T39">produce</text:span><text:span text:style-name="T68"> </text:span><text:span text:style-name="T48">qͣ̄</text:span><text:span text:style-name="T68">, enter this sequence: q (U+0071) + U+0363 + U+0304.</text:span></text:p>
      <text:p text:style-name="P9">Junicode 2 contains many variants of combining marks: for example the curly zigzag <text:span text:style-name="T40">◌͛</text:span> is a variant of Unicode’s angular zigzag ◌͛ (U+035B), <text:span text:style-name="T69">produced by applying the OpenType feature </text:span><text:span text:style-name="T18">cv81[2]</text:span><text:span text:style-name="T69"> to </text:span><text:span text:style-name="T18">both the base character and the combining mark</text:span><text:span text:style-name="T69">. Sometimes the combination of base + combining mark + OpenType feature will not produce the desired effect. When this happens, place U+034F (a special invisible combining mark, included in Unicode for exactly this purpose) between the base and the </text:span><text:span text:style-name="T39">(visible)</text:span><text:span text:style-name="T69"> mark.</text:span></text:p>
      <text:p text:style-name="AbList1"><text:span text:style-name="T62">a.<text:tab/></text:span>For a straight stroke over any letter, use the <text:span text:style-name="UName">combining macron</text:span> <text:span text:style-name="T59">(U+0304):</text:span></text:p>
      <text:p text:style-name="Indented_20_para">ōnis <text:span text:style-name="foreign">omnis</text:span>; om̄is <text:span text:style-name="foreign">omnis</text:span>; dāpna <text:span text:style-name="foreign">dampna</text:span>; damp̄a <text:span text:style-name="foreign">dampna</text:span>.</text:p>
      <text:p text:style-name="AbList2"><text:span text:style-name="T44">The combining macron can also be applied above </text:span><text:span text:style-name="T29">superscripts and</text:span><text:span text:style-name="T44"> combining marks</text:span><text:span text:style-name="T43">. </text:span><text:span text:style-name="T46">Apply </text:span><text:span text:style-name="T50">the OpenType feature</text:span><text:span text:style-name="T46"> </text:span><text:span text:style-name="T14">cv84[3</text:span><text:span text:style-name="T15">9</text:span><text:span text:style-name="T14">]</text:span><text:span text:style-name="T46"> for a narrower macron:</text:span></text:p>
      <text:p text:style-name="Indented_20_para"><text:span text:style-name="T47">antiqu</text:span><text:span text:style-name="T49">a͏̄</text:span><text:span text:style-name="T47"> </text:span><text:span text:style-name="foreign"><text:span text:style-name="T47">antiquam</text:span></text:span><text:span text:style-name="T47">; qͣ̄ </text:span><text:span text:style-name="foreign"><text:span text:style-name="T47">quam</text:span></text:span><text:span text:style-name="T47">.</text:span></text:p>
      <text:p text:style-name="AbList2">For the superscript <text:span text:style-name="T3">a</text:span>, use the OpenType feature <text:span text:style-name="T11">sups</text:span> <text:span text:style-name="T60">(see </text:span><text:span text:style-name="T87">r.</text:span><text:span text:style-name="T60"> below).</text:span></text:p>
      <text:p text:style-name="AbList1"><text:span text:style-name="T62">b.<text:tab/></text:span>For a <text:span text:style-name="T59">straight</text:span> stroke through a tall letter, use the <text:span text:style-name="UName">combining short stroke overlay</text:span> (U+0335):<text:span text:style-name="T23"> </text:span><text:span text:style-name="letter_20_illustration"><text:span text:style-name="T23">f̵ d̵ l̵</text:span></text:span><text:span text:style-name="T23">.</text:span> But <text:span text:style-name="T34">Unicode</text:span> also <text:span text:style-name="T81">has </text:span>precomposed versions of <text:span text:style-name="letter_20_illustration">d</text:span>, <text:span text:style-name="letter_20_illustration">l</text:span> and other characters with stroke, e.g. <text:span text:style-name="letter_20_illustration">đ</text:span> (U+0111), <text:span text:style-name="letter_20_illustration"><text:span text:style-name="T23">ƚ</text:span></text:span> (U+019A).</text:p>
      <text:p text:style-name="AbList1"><text:span text:style-name="T62">c.<text:tab/></text:span>For <text:span text:style-name="letter_20_illustration">~</text:span> above any character, use the <text:span text:style-name="UName">combining tilde</text:span> (U+0303):</text:p>
      <text:p text:style-name="Indented_20_para">ã <text:span text:style-name="foreign">ac</text:span>,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AbList1"><text:soft-page-break/><text:span text:style-name="T62">d.<text:tab/></text:span>For <text:span text:style-name="letter_20_illustration">~</text:span> through a vertical stroke, use the <text:span text:style-name="UName">tilde overlay</text:span> (U+0334):<text:span text:style-name="T23"> </text:span><text:span text:style-name="letter_20_illustration"><text:span text:style-name="T23">l̴ d̴</text:span></text:span><text:span text:style-name="T23"> </text:span>(U+0303 would be <text:span text:style-name="T4">positioned</text:span> above the letter, e.g. <text:span text:style-name="letter_20_illustration">l̃</text:span>, <text:span text:style-name="letter_20_illustration">d̃</text:span>).</text:p>
      <text:p text:style-name="AbList1"><text:span text:style-name="T62">e.<text:tab/></text:span>For the tilde positioned above two letters, use <text:span text:style-name="T26">combining double tilde</text:span> <text:span text:style-name="T59">(</text:span>U+0360<text:span text:style-name="T59">) </text:span><text:span text:style-name="T55">between the letters</text:span>. It is automatically repositioned <text:span text:style-name="T27">to clear</text:span> tall characters: c͠o t͠o d͠o o͠<text:span text:style-name="T45">l</text:span>. <text:span text:style-name="T45">The same is true of </text:span><text:span text:style-name="UName"><text:span text:style-name="T45">double breve</text:span></text:span><text:span text:style-name="T45"> </text:span><text:span text:style-name="T59">(</text:span><text:span text:style-name="T45">U+035D</text:span><text:span text:style-name="T59">) </text:span><text:span text:style-name="T45">c͝o d͝o, </text:span><text:span text:style-name="UName"><text:span text:style-name="T45">double macron</text:span></text:span><text:span text:style-name="T45"> </text:span><text:span text:style-name="T59">(</text:span><text:span text:style-name="T45">U+035E</text:span><text:span text:style-name="T59">) </text:span><text:span text:style-name="T45">c͞o d͞o, </text:span><text:span text:style-name="UName"><text:span text:style-name="T45">double inverted breve</text:span></text:span><text:span text:style-name="T45"> </text:span><text:span text:style-name="T59">(</text:span><text:span text:style-name="T45">U+0361</text:span><text:span text:style-name="T59">) </text:span><text:span text:style-name="T45">c͡o d͡o, and </text:span><text:span text:style-name="UName"><text:span text:style-name="T45">double </text:span></text:span><text:span text:style-name="UName"><text:span text:style-name="T63">circum</text:span></text:span><text:span text:style-name="UName"><text:span text:style-name="T64">fl</text:span></text:span><text:span text:style-name="UName"><text:span text:style-name="T63">ex</text:span></text:span><text:span text:style-name="T45"> </text:span><text:span text:style-name="T59">(</text:span><text:span text:style-name="T45">U+1DCD</text:span><text:span text:style-name="T59">) </text:span><text:span text:style-name="T45">c᷍o d᷍o.</text:span></text:p>
      <text:p text:style-name="AbList1"><text:span text:style-name="T62">f.<text:tab/></text:span>The figure <text:span text:style-name="T31">used to represent</text:span> <text:span text:style-name="foreign">er</text:span><text:span text:style-name="foreign"><text:span text:style-name="T56"> </text:span></text:span><text:span text:style-name="T65">(and other similar combinations) </text:span>is a common medieval abbreviation which takes many forms. The semantically correct Unicode character is the <text:span text:style-name="UName">combining zigzag</text:span> (◌͛, U+035B), but the best match in Junicode 2 <text:span text:style-name="T65">for the figure as it appears in the </text:span><text:span text:style-name="book_20_title"><text:span text:style-name="T65">Record Interpreter</text:span></text:span><text:span text:style-name="T65"> and the </text:span><text:span text:style-name="book_20_title"><text:span text:style-name="T65">Statutes</text:span></text:span> is a <text:span text:style-name="T87">gothic</text:span> variant of this, <text:span text:style-name="T25">which MUFI encodes as</text:span> U+F1C8 <text:span text:style-name="T7">(the curly form zigzag)</text:span>. <text:span text:style-name="T25">However, </text:span><text:span text:style-name="T65">because</text:span><text:span text:style-name="T25"> </text:span><text:span text:style-name="T50">for technical reasons </text:span><text:span text:style-name="T30">many</text:span><text:span text:style-name="T50"> applications will not position</text:span><text:span text:style-name="T25"> the MUFI c</text:span><text:span text:style-name="T70">haracter</text:span><text:span text:style-name="T25"> correctly over the </text:span><text:span text:style-name="T28">base,</text:span><text:span text:style-name="T25"> </text:span><text:span text:style-name="T50">that code point</text:span><text:span text:style-name="T25"> should be avoided.</text:span> The best way to access this variant is to apply <text:span text:style-name="UName"><text:span text:style-name="T11">cv</text:span></text:span><text:span text:style-name="UName"><text:span text:style-name="T12">81</text:span></text:span><text:span text:style-name="UName"><text:span text:style-name="T15">[2]</text:span></text:span> to U+035B, as here:</text:p>
      <text:p text:style-name="Indented_20_para"><text:span text:style-name="T40">deb͛e debere; int͛ </text:span><text:span text:style-name="foreign"><text:span text:style-name="T40">inter</text:span></text:span><text:span text:style-name="T40">; f͛ rū </text:span><text:span text:style-name="foreign"><text:span text:style-name="T40">ferrum</text:span></text:span><text:span text:style-name="T40">; gn͛o generatio; p͛; </text:span><text:span text:style-name="foreign"><text:span text:style-name="T40">prae</text:span></text:span><text:span text:style-name="T40">; seru͛e </text:span><text:span text:style-name="foreign"><text:span text:style-name="T40">servire</text:span></text:span><text:span text:style-name="T40">.</text:span></text:p>
      <text:p text:style-name="AbList2">The curly form of the combining zigzag may be attached to any letter, and it may change shape depending on the letter it is attached to (including caps, for which use the <text:span text:style-name="T11">case</text:span> feature, and small caps: <text:span text:style-name="T40">A͛ B͛ </text:span><text:span text:style-name="T42">c͛ d͛ </text:span><text:span text:style-name="T9">).</text:span></text:p>
      <text:p text:style-name="P1"><text:span text:style-name="T32">g</text:span><text:span text:style-name="T66">.<text:tab/></text:span>All letters a–z, and several others too, have combining forms. <text:span text:style-name="T66">You must access these via their code points or </text:span><text:span text:style-name="T70">Junicode’s special</text:span><text:span text:style-name="T66"> entity references.</text:span> <text:span text:style-name="T37">F</text:span>or <text:span text:style-name="T37">details,</text:span> see the document Diacritics_guide.pdf.</text:p>
      <text:p text:style-name="P4">qͦ <text:span text:style-name="foreign">quo</text:span>; qͥ <text:span text:style-name="foreign">qui</text:span>; quatt&amp;_or<text:span text:style-name="T8">r</text:span>; <text:span text:style-name="foreign">quattuor</text:span>.</text:p>
      <text:h text:style-name="Heading_20_2" text:outline-level="2">2. Spacing characters</text:h>
      <text:p text:style-name="AbList1"><text:span text:style-name="T32">h</text:span><text:span text:style-name="T65">.<text:tab/></text:span>The symbol for <text:span text:style-name="foreign">is</text:span>, <text:span text:style-name="foreign">es</text:span> <text:span text:style-name="T81">and a number of other abbreviations </text:span>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AbList1"><text:span text:style-name="T32">i</text:span><text:span text:style-name="T65">.<text:tab/></text:span>There are two characters for <text:span text:style-name="foreign">-us</text:span> in Unicode: <text:span text:style-name="UName">spacing us</text:span> U+A770 (do not confuse this with <text:span text:style-name="UName">con</text:span> U+A76F) and <text:span text:style-name="UName">combining us</text:span> U+1DD2. <text:span text:style-name="T32">T</text:span>he <text:span text:style-name="book_20_title">Record Interpreter</text:span> <text:span text:style-name="T70">and </text:span><text:span text:style-name="book_20_title"><text:span text:style-name="T70">Statutes</text:span></text:span><text:span text:style-name="T70"> </text:span>appear to use only the spacing character:</text:p>
      <text:p text:style-name="Indented_20_para"><text:span text:style-name="T40">ip̃iꝰ </text:span><text:span text:style-name="foreign"><text:span text:style-name="T40">ipsius</text:span></text:span><text:span text:style-name="T40">; u͛sꝰ </text:span><text:span text:style-name="foreign"><text:span text:style-name="T40">uersus</text:span></text:span><text:span text:style-name="T40">; pꝰtea </text:span><text:span text:style-name="foreign"><text:span text:style-name="T40">postea</text:span></text:span><text:span text:style-name="T40">; pꝰ </text:span><text:span text:style-name="foreign"><text:span text:style-name="T40">post</text:span></text:span><text:span text:style-name="T40">.</text:span></text:p>
      <text:p text:style-name="AbList1"><text:soft-page-break/><text:span text:style-name="T32">j</text:span><text:span text:style-name="T65">.<text:tab/></text:span>The three-like sign is the <text:span text:style-name="UName">et sign</text:span> (◌ꝫ, U+A76B, <text:span text:style-name="T60">also used for </text:span><text:span text:style-name="foreign"><text:span text:style-name="T60">us</text:span></text:span>—do not confuse this with Middle English yogh: <text:span text:style-name="letter_20_illustration">ȝ</text:span>, U+021D):</text:p>
      <text:p text:style-name="Indented_20_para">quibꝫ <text:span text:style-name="foreign">quibus</text:span>; licꝫ <text:span text:style-name="foreign">licet</text:span>; sꝫ <text:span text:style-name="foreign">sed</text:span>.</text:p>
      <text:p text:style-name="AbList1"><text:span text:style-name="T32">k</text:span><text:span text:style-name="T65">.<text:tab/></text:span>For <text:span text:style-name="foreign">-rum</text:span> the Unicode <text:span text:style-name="UName"><text:span text:style-name="T5">rum rotunda</text:span></text:span> (U+A75D) is like the one in MUFI/Junicode. The one in <text:span text:style-name="T5">t</text:span>he <text:span text:style-name="book_20_title">Record Interpreter</text:span> <text:span text:style-name="T60">and </text:span><text:span text:style-name="book_20_title"><text:span text:style-name="T60">Statutes</text:span></text:span><text:span text:style-name="T60"> </text:span><text:span text:style-name="T70">is</text:span> a late stylized version of this. Use U+A75D and apply OpenType <text:span text:style-name="T32">feature</text:span> <text:span text:style-name="UName"><text:span text:style-name="T11">cv</text:span></text:span><text:span text:style-name="UName"><text:span text:style-name="T13">80</text:span></text:span> <text:span text:style-name="T82">to obtain the correct shape:</text:span></text:p>
      <text:p text:style-name="Indented_20_para"><text:span text:style-name="T51">aĩaꝝ </text:span><text:span text:style-name="foreign"><text:span text:style-name="T51">animarum</text:span></text:span><text:span text:style-name="T51">; coꝝpere </text:span><text:span text:style-name="foreign"><text:span text:style-name="T51">corrumpere</text:span></text:span><text:span text:style-name="T51">; beatoꝝ </text:span><text:span text:style-name="foreign"><text:span text:style-name="T51">beatorum</text:span></text:span><text:span text:style-name="T51">.</text:span></text:p>
      <text:p text:style-name="AbList1"><text:span text:style-name="T32">l</text:span><text:span text:style-name="T65">.<text:tab/></text:span>For <text:span text:style-name="foreign">cum</text:span>, <text:span text:style-name="foreign">con</text:span>, etc. use <text:span text:style-name="UName"><text:span text:style-name="T6">small letter con</text:span></text:span> (U+A76F):</text:p>
      <text:p text:style-name="Indented_20_para">ꝯputus <text:span text:style-name="foreign">computus</text:span>; ꝯa <text:span text:style-name="foreign">contra</text:span>; ꝯnouit <text:span text:style-name="foreign">cognouit</text:span>.</text:p>
      <text:p text:style-name="AbList1"><text:span text:style-name="T32">m</text:span><text:span text:style-name="T65">.<text:tab/></text:span>For <text:span text:style-name="foreign">per</text:span> <text:span text:style-name="T22">(or sometimes </text:span><text:span text:style-name="foreign"><text:span text:style-name="T22">par</text:span></text:span><text:span text:style-name="T22"> </text:span><text:span text:style-name="T65">and other similar </text:span><text:span text:style-name="T31">sequences</text:span><text:span text:style-name="T22">),</text:span> use <text:span text:style-name="UName"><text:span text:style-name="T6">p with stroke</text:span></text:span> U+A751:</text:p>
      <text:p text:style-name="Indented_20_para"><text:span text:style-name="T40">ꝑsōa </text:span><text:span text:style-name="foreign"><text:span text:style-name="T40">persona</text:span></text:span><text:span text:style-name="T40">; ꝯꝑet </text:span><text:span text:style-name="foreign"><text:span text:style-name="T40">comparet</text:span></text:span><text:span text:style-name="T40">.</text:span></text:p>
      <text:p text:style-name="AbList1"><text:span text:style-name="T32">n</text:span>.<text:tab/> <text:span text:style-name="T31">F</text:span>or <text:span text:style-name="foreign">pro,</text:span> use <text:span text:style-name="UName"><text:span text:style-name="T6">p with flourish</text:span></text:span> U+A753:</text:p>
      <text:p text:style-name="P2"><text:span text:style-name="T40">ꝓceres </text:span><text:span text:style-name="foreign"><text:span text:style-name="T40">proceres</text:span></text:span><text:span text:style-name="T40">.</text:span></text:p>
      <text:p text:style-name="AbList1"><text:span text:style-name="T32">o</text:span><text:span text:style-name="T66">.<text:tab/></text:span>For <text:span text:style-name="foreign">prae</text:span>, <text:span text:style-name="foreign">præ</text:span>, <text:span text:style-name="foreign">pre</text:span>, <text:span text:style-name="T70">there is no separate character; </text:span>use a variant of the <text:span text:style-name="UName">zigzag</text:span> (<text:span text:style-name="T82">f. </text:span>above) with <text:span text:style-name="letter_20_illustration">p</text:span>:</text:p>
      <text:p text:style-name="P3"><text:span text:style-name="T40">p͛sẽs </text:span><text:span text:style-name="foreign"><text:span text:style-name="T40">praesens</text:span></text:span><text:span text:style-name="T40">.</text:span></text:p>
      <text:p text:style-name="AbList1"><text:span text:style-name="T32">p</text:span><text:span text:style-name="T66">.<text:tab/></text:span>For <text:span text:style-name="letter_20_illustration">q</text:span> with stroke through the descender, there are two Unicode points: U+A757 for a straight stroke, and U+A759 for a diagonal stroke (the <text:span text:style-name="book_20_title">Record Interpreter</text:span> appears to use only the former, <text:span text:style-name="T66">and neither is listed among the </text:span><text:span text:style-name="book_20_title"><text:span text:style-name="T66">Statutes</text:span></text:span><text:span text:style-name="T66"> abbreviations</text:span>):</text:p>
      <text:p text:style-name="Indented_20_para">ꝗ <text:span text:style-name="foreign">quod</text:span>; ꝗd <text:span text:style-name="foreign">quid</text:span>; ꝗbꝫ <text:span text:style-name="foreign">quibus</text:span>.</text:p>
      <text:p text:style-name="AbList1"><text:span text:style-name="T32">q</text:span><text:span text:style-name="T66">.<text:tab/></text:span>For <text:span text:style-name="foreign">quae</text:span>, <text:span text:style-name="foreign">que</text:span>, use <text:span text:style-name="letter_20_illustration">q</text:span><text:span text:style-name="foreign"> </text:span>followed by <text:span text:style-name="UName">et</text:span> (U+A76B) with <text:span text:style-name="T70">or without</text:span> <text:span text:style-name="T11">hlig</text:span>: <text:span text:style-name="letter_20_illustration"><text:span text:style-name="T67">qꝫ</text:span></text:span> <text:span text:style-name="letter_20_illustration">qꝫ</text:span>. <text:span text:style-name="T82">For the semicolon-li</text:span><text:span text:style-name="T36">k</text:span><text:span text:style-name="T82">e </text:span><text:span text:style-name="UName"><text:span text:style-name="T82">et</text:span></text:span><text:span text:style-name="T82"> sign (</text:span><text:span text:style-name="T83">qꝫ</text:span><text:span text:style-name="T82">), use </text:span><text:span text:style-name="T19">cv83[1]</text:span><text:span text:style-name="T82">; for </text:span><text:span text:style-name="T84">the subscripted version (which can also form a ligature via </text:span><text:span text:style-name="T20">hlig</text:span><text:span text:style-name="T84">), use </text:span><text:span text:style-name="T20">cv83[2]</text:span><text:span text:style-name="T84">: </text:span><text:span text:style-name="T86">qꝫ</text:span><text:span text:style-name="T85"> qꝫ</text:span><text:span text:style-name="T84">.</text:span></text:p>
      <text:p text:style-name="AbList1"><text:span text:style-name="T32">r</text:span><text:span text:style-name="T66">.<text:tab/></text:span>All of the letters a-z are available in superscript form. Access with the <text:span text:style-name="letter_20_illustration">sups</text:span> OpenType feature:</text:p>
      <text:p text:style-name="Indented_20_para">q<text:span text:style-name="T21">o</text:span>s <text:span text:style-name="foreign">quos</text:span>; c<text:span text:style-name="T21">i</text:span>lo <text:span text:style-name="foreign">circulo</text:span>; cap<text:span text:style-name="T21">i</text:span> <text:span text:style-name="foreign">capituli</text:span>.</text:p>
      <text:p text:style-name="AbList2">The basi<text:span text:style-name="T35">c</text:span> Latin letters a–z <text:span text:style-name="T71">have anchors that allow you to position combining marks over them (see </text:span><text:span text:style-name="T84">a.</text:span><text:span text:style-name="T71"> above)</text:span></text:p>
      <text:p text:style-name="AbList1"><text:soft-page-break/><text:span text:style-name="T66">s.<text:tab/></text:span><text:span text:style-name="T52">Tironian </text:span><text:span text:style-name="UName"><text:span text:style-name="T52">et</text:span></text:span><text:span text:style-name="T52"> sign ⁊ U+204A, cap ⹒ U+2E52. With </text:span><text:span text:style-name="T16">cv69[1]</text:span><text:span text:style-name="T52"> </text:span><text:span text:style-name="T53">⁊⹒</text:span><text:span text:style-name="T52">; with </text:span><text:span text:style-name="T16">cv69[2]</text:span><text:span text:style-name="T52"> </text:span><text:span text:style-name="T54">⁊⹒</text:span><text:span text:style-name="T52">.</text:span></text:p>
      <text:p text:style-name="AbList1"><text:span text:style-name="T66">t.<text:tab/></text:span>For <text:span text:style-name="foreign">est</text:span>, use ∻ U+223B <text:span text:style-name="UName">homothetic</text:span>. <text:span text:style-name="T84">Use of a mathematical sign for this purpose is not ideal, but Unicode offers no better solution.</text:span></text:p>
      <text:p text:style-name="AbList1"><text:span text:style-name="T66">u.<text:tab/></text:span>For <text:span text:style-name="T1">tz</text:span> <text:span text:style-name="T66">(Old French),</text:span> use ƶ U+01B6 <text:span text:style-name="UName">z with stroke</text:span>.</text:p>
      <text:p text:style-name="P16">v.<text:tab/>For an abbreviation for Rex, use ℟ U+211F.</text:p>
      <text:h text:style-name="Heading_20_2" text:outline-level="2">3. <text:span text:style-name="T71">Other </text:span><text:span text:style-name="T72">f</text:span>ormatting</text:h>
      <text:p text:style-name="AbList1">v.<text:tab/><text:span text:style-name="T61">For underdotted text, use Stylistic Set 7, Underdotted.</text:span><text:span text:style-name="T73"> </text:span><text:span text:style-name="T74">For letters that lack an underdotted form, use U+0323 </text:span><text:span text:style-name="UName"><text:span text:style-name="T71">combining dot below</text:span></text:span><text:span text:style-name="T74">.</text:span></text:p>
      <text:h text:style-name="Heading_20_2" text:outline-level="2"><text:span text:style-name="T74">4. </text:span><text:span text:style-name="T73">Junicode on the web</text:span></text:h>
      <text:p text:style-name="P11">Because Junicode is a very large font, web pages should use a subsetted version <text:span text:style-name="T88">to speed loading</text:span>. The process of making a subsetted font is explained in the Feature Reference. <text:span text:style-name="T88">The variable version of the font is better for web use than the static fonts, since one variable font file can do the work of many static font files.</text:span></text:p>
      <text:p text:style-name="P10"><text:span text:style-name="T73">All major web browsers (Firefox, Chrome, Safari, Edge) are capable of accessing all of Junicode’s characters via OpenType features, use of which promotes accessibility and searchability. </text:span><text:span text:style-name="T75">When building a web page, study which features will be needed and write them into the appropriate element or class definition of the page’s CSS style sheet. For example, if you use the curly form of the zigzag </text:span><text:span text:style-name="T77">(</text:span><text:span text:style-name="T75">U+035B</text:span><text:span text:style-name="T77">)</text:span><text:span text:style-name="T75"> anywhere, you are likely to want it everywhere, and so it should be included in the CSS styling for the &lt;body&gt; element:</text:span></text:p>
      <text:p text:style-name="P5">body {</text:p>
      <text:p text:style-name="P5"><text:s text:c="2"/><text:span text:style-name="T79">font-family: Junicode;</text:span></text:p>
      <text:p text:style-name="P5"><text:s text:c="2"/>font-feature-settings: "cv81" 2;</text:p>
      <text:p text:style-name="P5">}</text:p>
      <text:p text:style-name="P12"><text:span text:style-name="T73">But the </text:span><text:span text:style-name="T76">hlig</text:span><text:span text:style-name="T73"> feature, if applied to the whole text, will produce many unwanted effects, so it should be included in a class definition to be used in a &lt;span&gt; applied just to the target sequence:</text:span></text:p>
      <text:p text:style-name="P5">.que {</text:p>
      <text:p text:style-name="P5"><text:s text:c="2"/>font-feature-settings: "hlig" <text:span text:style-name="T78">on</text:span>;</text:p>
      <text:p text:style-name="P5">}</text:p>
      <text:p text:style-name="P5">filio&lt;span class="que"&gt;q<text:span text:style-name="T24">ꝫ</text:span>&lt;/span&gt;</text:p>
      <text:p text:style-name="P13"><text:soft-page-break/>The illustrations here use the low-level CSS font-feature-settings property. There are higher-level properties for some OpenType features, but as these are not (yet) universally supported by browsers, and some implementations are buggy, it is best to stick with font-feature-settings for now.</text:p>
      <text:p text:style-name="P14">For the purposes addressed in this document, the font-feature-settings for the &lt;body&gt; element should probably be as follows:</text:p>
      <text:p text:style-name="P5">font-feature-settings: 'cv69' 2, 'cv80' 1, 'cv81' 2;</text:p>
      <text:p text:style-name="P15">And the following classes should be defined:</text:p>
      <text:p text:style-name="P5">.super {<text:line-break/> font-feature-settings: 'sups' on, 'cv84' 39;<text:line-break/><text:span text:style-name="T87">}</text:span></text:p>
      <text:p text:style-name="P7">.que {</text:p>
      <text:p text:style-name="P6"><text:s text:c="2"/>font-feature-settings: 'hlig' on;<text:line-break/>}</text:p>
      <text:p text:style-name="P6">.deleted {<text:line-break/> <text:s/>font-feature-settings: 'ss07' 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3" svg:font-family="'Junicode Two Beta'" style:font-pitch="variable"/>
    <style:font-face style:name="Junicode Two Beta" svg:font-family="'Junicode Two Beta'" style:font-adornments="Bold" style:font-pitch="variable"/>
    <style:font-face style:name="Junicode Two Beta2" svg:font-family="'Junicode Two Beta'" style:font-adornments="Italic" style:font-pitch="variable"/>
    <style:font-face style:name="Junicode Two Beta4" svg:font-family="'Junicode Two Beta'" style:font-adornments="Regular" style:font-pitch="variable"/>
    <style:font-face style:name="Junicode Two Beta1" svg:font-family="'Junicode Two Beta'" style:font-adornments="SemiExpanded Semibold Italic" style:font-pitch="variable"/>
    <style:font-face style:name="Junicode Two Beta:hlig" svg:font-family="'Junicode Two Beta:hlig'" style:font-pitch="variable"/>
    <style:font-face style:name="Junicode Two Beta:smcp&amp;-liga1" svg:font-family="'Junicode Two Beta:smcp&amp;-liga'" style:font-pitch="variable"/>
    <style:font-face style:name="Junicode Two Beta:smcp&amp;-liga" svg:font-family="'Junicode Two Beta:smcp&amp;-liga'" style:font-adornments="Condensed" style:font-pitch="variable"/>
    <style:font-face style:name="Junicode Two Beta:ss101" svg:font-family="'Junicode Two Beta:ss10'" style:font-pitch="variable"/>
    <style:font-face style:name="Junicode Two Beta:ss10"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 Two Beta4"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 Two Beta" fo:font-family="'Junicode Two Beta'"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AbList1" style:family="paragraph" style:parent-style-name="Text_20_body">
      <style:paragraph-properties fo:margin-left="0.2in" fo:margin-right="0in" fo:text-indent="-0.2in" style:auto-text-indent="false">
        <style:tab-stops/>
      </style:paragraph-properties>
    </style:style>
    <style:style style:name="AbList2" style:family="paragraph" style:parent-style-name="Text_20_body">
      <style:paragraph-properties fo:margin-left="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Junicode Two Beta1" fo:font-family="'Junicode Two Beta'" style:font-style-name="SemiExpanded Semibold Italic" style:font-pitch="variable" fo:font-size="105%" fo:font-style="italic" fo:font-weight="600"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 Two Beta2" fo:font-family="'Junicode Two Beta'" style:font-style-name="Italic" style:font-pitch="variable" fo:font-style="italic"/>
    </style:style>
    <style:style style:name="book_20_title" style:display-name="book title" style:family="text">
      <style:text-properties style:font-name="Junicode Two Beta2" fo:font-family="'Junicode Two Beta'" style:font-style-name="Italic" style:font-pitch="variable" fo:font-style="italic"/>
    </style:style>
    <style:style style:name="letter_20_illustration" style:display-name="letter illustration" style:family="text">
      <style:text-properties style:font-name="Junicode Two Beta" fo:font-family="'Junicode Two Beta'" style:font-style-name="Bold" style:font-pitch="variable" fo:font-weight="bold"/>
    </style:style>
    <style:style style:name="UName" style:family="text">
      <style:text-properties style:font-name="Junicode Two Beta:smcp&amp;-liga" fo:font-family="'Junicode Two Beta:smcp&amp;-liga'" style:font-style-name="Condensed"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1-12-12T23:14:24.452065417</dc:date>
    <meta:editing-duration>P1DT5H21M9S</meta:editing-duration>
    <meta:editing-cycles>94</meta:editing-cycles>
    <meta:generator>LibreOffice/7.1.4.2$MacOSX_X86_64 LibreOffice_project/a529a4fab45b75fefc5b6226684193eb000654f6</meta:generator>
    <meta:document-statistic meta:table-count="0" meta:image-count="0" meta:object-count="0" meta:page-count="5" meta:paragraph-count="68" meta:word-count="1318" meta:character-count="7826" meta:non-whitespace-character-count="6567"/>
  </office:meta>
</office:document-meta>
</file>